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weight="bold" officeooo:rsid="0006981a" officeooo:paragraph-rsid="0006981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normal" officeooo:rsid="0006981a" officeooo:paragraph-rsid="0006981a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normal" officeooo:rsid="0007eeb5" officeooo:paragraph-rsid="0007eeb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normal" officeooo:rsid="0007eeb5" officeooo:paragraph-rsid="0007eeb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d4d4d4" style:font-name="Times new roman" fo:font-size="10.5pt" fo:font-weight="normal" officeooo:rsid="0007eeb5" officeooo:paragraph-rsid="0007eeb5" fo:background-color="#1e1e1e" style:font-weight-asian="normal" style:font-weight-complex="normal"/>
    </style:style>
    <style:style style:name="P6" style:family="paragraph" style:parent-style-name="Standard">
      <style:paragraph-properties style:line-height-at-least="0.503cm"/>
      <style:text-properties fo:color="#d4d4d4" style:font-name="Times new roman" fo:font-size="10.5pt" fo:font-weight="normal" fo:background-color="#1e1e1e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normal" officeooo:rsid="0007eeb5" officeooo:paragraph-rsid="0007eeb5" style:font-weight-asian="normal" style:font-weight-complex="normal"/>
    </style:style>
    <style:style style:name="T1" style:family="text">
      <style:text-properties officeooo:rsid="0007eeb5"/>
    </style:style>
    <style:style style:name="T2" style:family="text">
      <style:text-properties officeooo:rsid="0008a0ac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ce9178"/>
    </style:style>
    <style:style style:name="T6" style:family="text">
      <style:text-properties fo:color="#dcdcaa"/>
    </style:style>
    <style:style style:name="T7" style:family="text">
      <style:text-properties fo:color="#4ec9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1.5 Notificação por e-mail</text:p>
      <text:p text:style-name="P2"/>
      <text:p text:style-name="P2"><text:tab/>Após o usuário finalizar o cadastro de um projeto, preenchendo todas as informações necessárias, o mesmo <text:span text:style-name="T1">será enviado á um responsável, que receberá uma notificação por e-mail no mesmo instante, como mostra a imagem a seguir.</text:span></text:p>
      <text:p text:style-name="P2"/>
      <text:p text:style-name="P2"/>
      <text:p text:style-name="P2"/>
      <text:p text:style-name="P2"/>
      <text:p text:style-name="P3">Img</text:p>
      <text:p text:style-name="P3"/>
      <text:p text:style-name="P3"/>
      <text:p text:style-name="P3"/>
      <text:p text:style-name="P3"/>
      <text:p text:style-name="P3"/>
      <text:p text:style-name="P3"><text:tab/><text:span text:style-name="T2">Para que esse processo ocorra, foi utilizado uma tecnologia chamada EmailJs, que não necessita de implementação back-end, e pode ser facilmente implementado no front-end, mantendo a mesma qualidade de serviços por um custo menor. A seguir um exemplo de implementação do código que foi utilizado em nossa aplicação.</text:span></text:p>
      <text:p text:style-name="P3"/>
      <text:p text:style-name="P5"><text:span text:style-name="T3">let</text:span> <text:span text:style-name="T4">templateParams</text:span> = {</text:p>
      <text:p text:style-name="P6"><text:span text:style-name="T4">name:</text:span> <text:span text:style-name="T5">'James'</text:span>,</text:p>
      <text:p text:style-name="P6"><text:span text:style-name="T4">notes:</text:span> <text:span text:style-name="T5">'Check this out!'</text:span></text:p>
      <text:p text:style-name="P6">}</text:p>
      <text:p text:style-name="P6"><text:span text:style-name="T4">emailjs</text:span>.<text:span text:style-name="T6">init</text:span>(<text:span text:style-name="T5">'user_Nqf2Vk94Xmq9jo3YBWrMf'</text:span>);</text:p>
      <text:p text:style-name="P6"><text:span text:style-name="T4">emailjs</text:span>.<text:span text:style-name="T6">send</text:span>(<text:span text:style-name="T5">'gmail'</text:span>, <text:span text:style-name="T5">'template_8RGNGecJ'</text:span>, <text:span text:style-name="T4">templateParams</text:span>)</text:p>
      <text:p text:style-name="P6">.<text:span text:style-name="T6">then</text:span>((<text:span text:style-name="T4">response</text:span>) <text:span text:style-name="T3">=&gt;</text:span> {</text:p>
      <text:p text:style-name="P6"><text:span text:style-name="T7">console</text:span>.<text:span text:style-name="T6">log</text:span>(<text:span text:style-name="T5">'SUCCESS!'</text:span>, <text:span text:style-name="T4">response</text:span>.<text:span text:style-name="T4">status</text:span>, <text:span text:style-name="T4">response</text:span>.<text:span text:style-name="T4">text</text:span>);</text:p>
      <text:p text:style-name="P6">}, (<text:span text:style-name="T4">err</text:span>) <text:span text:style-name="T3">=&gt;</text:span> {</text:p>
      <text:p text:style-name="P6"><text:span text:style-name="T7">console</text:span>.<text:span text:style-name="T6">log</text:span>(<text:span text:style-name="T5">'FAILED...'</text:span>, <text:span text:style-name="T4">err</text:span>);</text:p>
      <text:p text:style-name="P6">});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37:08.992891559</meta:creation-date>
    <dc:date>2018-11-21T14:41:59.872357741</dc:date>
    <meta:editing-duration>PT12M54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117" meta:character-count="857" meta:non-whitespace-character-count="753"/>
  </office:meta>
</office:document-meta>
</file>